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4-03_08-58-15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3-04-03_03-32-48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4-03_03-32-41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46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7" office:value-type="string">
            <text:p>2023-04-03_13-46-3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4-03_09-11-2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6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4-02_21-20-2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6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4-03_09-23-44_000.jpg</text:p>
          </table:table-cell>
          <table:table-cell table:style-name="ce26" office:value-type="string">
            <text:p>:m :th,mysl / topic=~ / content=「上[かみ]仁に由れば、民は義に興る」,id=~,other=~ / lang=ja</text:p>
          </table:table-cell>
          <table:table-cell table:style-name="ce26"/>
          <table:table-cell table:style-name="ce10"/>
          <table:table-cell table:style-name="ce10"/>
          <table:table-cell table:style-name="ce46" table:formula="of:=IF([.E8]=&quot;&quot;;[.C8];CONCATENATE([.C8];&quot; / &quot;;[.E8]))" office:value-type="string" office:string-value=":m :th,mysl / topic=~ / content=「上[かみ]仁に由れば、民は義に興る」,id=~,other=~ / lang=ja">
            <text:p>:m :th,mysl / topic=~ / content=「上[かみ]仁に由れば、民は義に興る」,id=~,other=~ / lang=ja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4-03_09-23-52_000.jpg</text:p>
          </table:table-cell>
          <table:table-cell table:style-name="ce26" office:value-type="string">
            <text:p>:m :th,mysl / topic=~ / content=駄目だ。胸をはだけた姿。中にある曲が、輝いている。あられもない姿が、ぼやける。,id=~,other=~ / lang=ja</text:p>
          </table:table-cell>
          <table:table-cell table:style-name="ce26"/>
          <table:table-cell table:style-name="ce10"/>
          <table:table-cell table:style-name="ce10"/>
          <table:table-cell table:style-name="ce46" table:formula="of:=IF([.E9]=&quot;&quot;;[.C9];CONCATENATE([.C9];&quot; / &quot;;[.E9]))" office:value-type="string" office:string-value=":m :th,mysl / topic=~ / content=駄目だ。胸をはだけた姿。中にある曲が、輝いている。あられもない姿が、ぼやける。,id=~,other=~ / lang=ja">
            <text:p>:m :th,mysl / topic=~ / content=駄目だ。胸をはだけた姿。中にある曲が、輝いている。あられもない姿が、ぼやける。,id=~,other=~ / lang=ja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4-03_09-24-05_000.jpg</text:p>
          </table:table-cell>
          <table:table-cell table:style-name="ce26" office:value-type="string">
            <text:p>:m :haja,lets / action activity / やること / genre=economy / content=家賃補助：実現の方法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0]=&quot;&quot;;[.C10];CONCATENATE([.C10];&quot; / &quot;;[.E10]))" office:value-type="string" office:string-value=":m :haja,lets / action activity / やること / genre=economy / content=家賃補助：実現の方法,other=~">
            <text:p>:m :haja,lets / action activity / やること / genre=economy / content=家賃補助：実現の方法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4-03_11-34-24_000.jpg</text:p>
          </table:table-cell>
          <table:table-cell table:style-name="ce26" office:value-type="string">
            <text:p>:m #*# RES / JVEMV6 64#265_islam_genten_makino / 『イスラームの原点』 著者=牧野信也,校注=~ / p.11 / w=~,topic=~,publisher=~,other=QQQ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1]=&quot;&quot;;[.C11];CONCATENATE([.C11];&quot; / &quot;;[.E11]))" office:value-type="string" office:string-value=":m #*# RES / JVEMV6 64#265_islam_genten_makino / 『イスラームの原点』 著者=牧野信也,校注=~ / p.11 / w=~,topic=~,publisher=~,other=QQQ">
            <text:p>:m #*# RES / JVEMV6 64#265_islam_genten_makino / 『イスラームの原点』 著者=牧野信也,校注=~ / p.11 / w=~,topic=~,publisher=~,other=QQQ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4-03_13-02-37_000.jpg</text:p>
          </table:table-cell>
          <table:table-cell table:style-name="ce26" office:value-type="string">
            <text:p>:m #*# RES / JVEMV6 64#261_fukuzawa_sugita / 『福沢諭吉　朝鮮・中国・台湾論集』 著者=杉田聡、編,校注=~ / p.?? / w=~,topic=壬午軍乱,publisher=~,other=QQQ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2]=&quot;&quot;;[.C14];CONCATENATE([.C14];&quot; / &quot;;[.E12]))" office:value-type="string" office:string-value=":m #*# RES / free / res-id=GZRD / theme=音階；周波数 / genre=~,content=~,w=~ / session-number=~ / doc=~,other=memo+;sheet+;bookmark+">
            <text:p>:m #*# RES / free / res-id=GZRD / theme=音階；周波数 / genre=~,content=~,w=~ / session-number=~ / doc=~,other=memo+;sheet+;bookmark+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4-03_15-05-21_000.jpg</text:p>
          </table:table-cell>
          <table:table-cell table:style-name="ce26" office:value-type="string">
            <text:p>:m #*# RES / free / res-id=LWIZ / theme=卵殻：成分 / genre=~,content=~,w=~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3]=&quot;&quot;;[.C13];CONCATENATE([.C13];&quot; / &quot;;[.E13]))" office:value-type="string" office:string-value=":m #*# RES / free / res-id=LWIZ / theme=卵殻：成分 / genre=~,content=~,w=~ / session-number=~ / doc=~,other=~">
            <text:p>:m #*# RES / free / res-id=LWIZ / theme=卵殻：成分 / genre=~,content=~,w=~ / session-number=~ / doc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4-03_16-40-14_000.jpg</text:p>
          </table:table-cell>
          <table:table-cell table:style-name="ce26" office:value-type="string">
            <text:p>:m #*# RES / free / res-id=GZRD / theme=音階；周波数 / genre=~,content=~,w=~ / session-number=~ / doc=~,other=memo+;sheet+;bookmark+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4]=&quot;&quot;;[.C14];CONCATENATE([.C14];&quot; / &quot;;[.E14]))" office:value-type="string" office:string-value=":m #*# RES / free / res-id=GZRD / theme=音階；周波数 / genre=~,content=~,w=~ / session-number=~ / doc=~,other=memo+;sheet+;bookmark+">
            <text:p>:m #*# RES / free / res-id=GZRD / theme=音階；周波数 / genre=~,content=~,w=~ / session-number=~ / doc=~,other=memo+;sheet+;bookmark+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0" office:value-type="string">
            <text:p>2023-04-03_17-36-58_000.jpg</text:p>
          </table:table-cell>
          <table:table-cell table:style-name="ce26" office:value-type="string">
            <text:p>:m #*# RES / JVEMV6 64#266_mushuukyoo_shimada / 『無宗教こそ日本人の宗教である』 著者=島田裕巳,校注=~ / p.18 / w=~,topic=~,publisher=~,other=QQQ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15];[.K15])" office:value-type="string" office:string-value="jpg">
            <text:p>jpg</text:p>
          </table:table-cell>
          <table:table-cell table:style-name="ce51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1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1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1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1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1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1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1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1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1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1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3">2023/04/03</text:date>, <text:time>22:18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03T22:18:10.40</dc:date>
    <dc:creator>iwabuchi ken</dc:creator>
    <meta:editing-duration>P55DT11H50M39S</meta:editing-duration>
    <meta:editing-cycles>17976</meta:editing-cycles>
    <meta:document-statistic meta:table-count="2" meta:cell-count="925" meta:object-count="0"/>
    <meta:user-defined meta:name="qrichtext">1</meta:user-defined>
  </office:meta>
</office:document-meta>
</file>